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172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ffb6c1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37">
      <style:table-cell-properties fo:background-color="#ffb6c1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e9967a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33">
      <style:table-cell-properties fo:background-color="#e9967a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#dcdcdc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33">
      <style:table-cell-properties fo:background-color="#dcdcdc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33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133">
      <style:table-cell-properties fo:background-color="#bce4e5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dcdcdc"/>
    </style:style>
    <style:style style:name="ce24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faa61a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faa61a"/>
    </style:style>
    <style:style style:name="ce27" style:family="table-cell" style:parent-style-name="Default">
      <style:table-cell-properties fo:background-color="#dcdcdc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fo:background-color="#e9967a" style:text-align-source="value-type" style:repeat-content="false"/>
      <style:paragraph-properties fo:margin-left="0pt"/>
    </style:style>
    <style:style style:name="ce30" style:family="table-cell" style:parent-style-name="Default">
      <style:table-cell-properties style:text-align-source="value-type" style:repeat-content="false"/>
      <style:paragraph-properties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720pt" svg:height="402.49pt" svg:x="1084.96pt" svg:y="7.68pt">
            <draw:object draw:notify-on-update-of-ranges="Data.A1:Data.A1 Data.A2:Data.A50 Data.D1:Data.D1 Data.D2:Data.D50 Data.H1:Data.H1 Data.H2:Data.H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20pt" svg:height="402.49pt" svg:x="1084.65pt" svg:y="437.27pt">
            <draw:object draw:notify-on-update-of-ranges="Data.A1:Data.A1 Data.A2:Data.A50 Data.G1:Data.G1 Data.G2:Data.G50 Data.H1:Data.H1 Data.H2:Data.H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20pt" svg:height="402.49pt" svg:x="1087.4pt" svg:y="852.75pt">
            <draw:object draw:notify-on-update-of-ranges="Data.A1:Data.A1 Data.A2:Data.A50 Data.D1:Data.D1 Data.D2:Data.D50 Data.G1:Data.G1 Data.G2:Data.G50 Data.H1:Data.H1 Data.H2:Data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" table:number-columns-repeated="2" table:default-cell-style-name="ce1"/>
        <table:table-column table:style-name="co1" table:default-cell-style-name="ce11"/>
        <table:table-column table:style-name="co1" table:number-columns-repeated="2" table:default-cell-style-name="ce3"/>
        <table:table-column table:style-name="co1" table:default-cell-style-name="ce15"/>
        <table:table-column table:style-name="co1" table:default-cell-style-name="ce4"/>
        <table:table-column table:style-name="co2" table:visibility="collapse" table:default-cell-style-name="ce18"/>
        <table:table-column table:style-name="co3" table:default-cell-style-name="ce5"/>
        <table:table-row table:style-name="ro1">
          <table:table-cell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Sleep Hours and Minutes</text:p>
          </table:table-cell>
          <table:covered-table-cell table:style-name="ce9"/>
          <table:table-cell office:value-type="string" calcext:value-type="string">
            <text:p>Sleep</text:p>
          </table:table-cell>
          <table:table-cell table:style-name="ce13" office:value-type="string" calcext:value-type="string" table:number-columns-spanned="2" table:number-rows-spanned="1">
            <text:p>Exercise Hours</text:p>
          </table:table-cell>
          <table:covered-table-cell table:style-name="ce13"/>
          <table:table-cell office:value-type="string" calcext:value-type="string">
            <text:p>Exercise</text:p>
          </table:table-cell>
          <table:table-cell office:value-type="string" calcext:value-type="string">
            <text:p>Study Score</text:p>
          </table:table-cell>
          <table:table-cell office:value-type="string" calcext:value-type="string">
            <text:p>Weather Tempera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 table:number-columns-repeated="4"/>
        </table:table-row>
        <table:table-row table:style-name="ro1">
          <table:table-cell table:style-name="ce8" office:value-type="date" office:date-value="2020-02-28" calcext:value-type="date">
            <text:p>02/28/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table:formula="of:=[.B3]+[.C3]/60" office:value-type="float" office:value="7" calcext:value-type="float">
            <text:p>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[.E3]+[.F3]/60" office:value-type="float" office:value="1" calcext:value-type="float">
            <text:p>1.0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2-29" calcext:value-type="date">
            <text:p>02/29/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2" table:formula="of:=[.B4]+[.C4]/60"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[.E4]+[.F4]/60" office:value-type="float" office:value="0" calcext:value-type="float">
            <text:p>0.0</text:p>
          </table:table-cell>
          <table:table-cell office:value-type="float" office:value="3" calcext:value-type="float">
            <text:p>3.0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1" calcext:value-type="date">
            <text:p>03/01/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2" table:formula="of:=[.B5]+[.C5]/60" office:value-type="float" office:value="8.16666666666667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6" table:formula="of:=[.E5]+[.F5]/60"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2" calcext:value-type="date">
            <text:p>03/02/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2" table:formula="of:=[.B6]+[.C6]/60" office:value-type="float" office:value="6" calcext:value-type="float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6" table:formula="of:=[.E6]+[.F6]/60" office:value-type="float" office:value="1.3333333333333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3" calcext:value-type="date">
            <text:p>03/03/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12" table:formula="of:=[.B7]+[.C7]/60" office:value-type="float" office:value="6.6666666666666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[.E7]+[.F7]/60" office:value-type="float" office:value="1" calcext:value-type="float">
            <text:p>1.0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4" calcext:value-type="date">
            <text:p>03/04/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2" table:formula="of:=[.B8]+[.C8]/60"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6" table:formula="of:=[.E8]+[.F8]/60" office:value-type="float" office:value="0.833333333333333" calcext:value-type="float">
            <text:p>0.8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5" calcext:value-type="date">
            <text:p>03/05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06" calcext:value-type="date">
            <text:p>03/0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07" calcext:value-type="date">
            <text:p>03/0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08" calcext:value-type="date">
            <text:p>03/0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09" calcext:value-type="date">
            <text:p>03/0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0" calcext:value-type="date">
            <text:p>03/1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1" calcext:value-type="date">
            <text:p>03/1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2" calcext:value-type="date">
            <text:p>03/1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3" calcext:value-type="date">
            <text:p>03/1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4" calcext:value-type="date">
            <text:p>03/1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5" calcext:value-type="date">
            <text:p>03/15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6" calcext:value-type="date">
            <text:p>03/1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7" calcext:value-type="date">
            <text:p>03/1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8" calcext:value-type="date">
            <text:p>03/1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9" calcext:value-type="date">
            <text:p>03/1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0" calcext:value-type="date">
            <text:p>03/2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1" calcext:value-type="date">
            <text:p>03/2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2" calcext:value-type="date">
            <text:p>03/2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3" calcext:value-type="date">
            <text:p>03/2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4" calcext:value-type="date">
            <text:p>03/2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5" calcext:value-type="date">
            <text:p>03/25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6" calcext:value-type="date">
            <text:p>03/2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7" calcext:value-type="date">
            <text:p>03/2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8" calcext:value-type="date">
            <text:p>03/2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9" calcext:value-type="date">
            <text:p>03/2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30" calcext:value-type="date">
            <text:p>03/3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31" calcext:value-type="date">
            <text:p>03/3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1" calcext:value-type="date">
            <text:p>04/0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2" calcext:value-type="date">
            <text:p>04/0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3" calcext:value-type="date">
            <text:p>04/0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4" calcext:value-type="date">
            <text:p>04/0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5" calcext:value-type="date">
            <text:p>04/05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6" calcext:value-type="date">
            <text:p>04/0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7" calcext:value-type="date">
            <text:p>04/0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8" calcext:value-type="date">
            <text:p>04/0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9" calcext:value-type="date">
            <text:p>04/0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0" calcext:value-type="date">
            <text:p>04/1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1" calcext:value-type="date">
            <text:p>04/1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2" calcext:value-type="date">
            <text:p>04/1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3" calcext:value-type="date">
            <text:p>04/1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4" calcext:value-type="date">
            <text:p>04/1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5" calcext:value-type="date">
            <text:p>04/15/20</text:p>
          </table:table-cell>
          <table:table-cell table:number-columns-repeated="9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udy Scores" table:style-name="ta1">
        <table:table-column table:style-name="co1" table:number-columns-repeated="10" table:default-cell-style-name="ce9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Time</text:p>
          </table:table-cell>
          <table:table-cell office:value-type="string" calcext:value-type="string" table:number-columns-spanned="2" table:number-rows-spanned="1">
            <text:p>Time Record</text:p>
          </table:table-cell>
          <table:covered-table-cell/>
          <table:table-cell office:value-type="string" calcext:value-type="string">
            <text:p>weight</text:p>
          </table:table-cell>
          <table:table-cell office:value-type="string" calcext:value-type="string">
            <text:p>Total Level</text:p>
          </table:table-cell>
          <table:table-cell office:value-type="string" calcext:value-type="string">
            <text:p>Finished Level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2-28" calcext:value-type="date">
            <text:p>02/28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3]+([.D3]/60)*1)/[.B3]*[.E3]+[.G3]/[.F3]*[.H3])*[.I3]" office:value-type="float" office:value="3.72777777777778" calcext:value-type="float">
            <text:p>3.7</text:p>
          </table:table-cell>
        </table:table-row>
        <table:table-row table:style-name="ro1">
          <table:table-cell table:style-name="ce2" office:value-type="date" office:date-value="2020-02-29" calcext:value-type="date">
            <text:p>02/29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4]+([.D4]/60)*1)/[.B4]*[.E4]+[.G4]/[.F4]*[.H4])*[.I4]" office:value-type="float" office:value="2.95" calcext:value-type="float">
            <text:p>3.0</text:p>
          </table:table-cell>
        </table:table-row>
        <table:table-row table:style-name="ro1">
          <table:table-cell table:style-name="ce2" office:value-type="date" office:date-value="2020-03-01" calcext:value-type="date">
            <text:p>03/01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5]+([.D5]/60)*1)/[.B5]*[.E5]+[.G5]/[.F5]*[.H5])*[.I5]" office:value-type="float" office:value="4.41666666666667" calcext:value-type="float">
            <text:p>4.4</text:p>
          </table:table-cell>
        </table:table-row>
        <table:table-row table:style-name="ro1">
          <table:table-cell table:style-name="ce2" office:value-type="date" office:date-value="2020-03-02" calcext:value-type="date">
            <text:p>03/02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6]+([.D6]/60)*1)/[.B6]*[.E6]+[.G6]/[.F6]*[.H6])*[.I6]" office:value-type="float" office:value="3.92222222222222" calcext:value-type="float">
            <text:p>3.9</text:p>
          </table:table-cell>
        </table:table-row>
        <table:table-row table:style-name="ro1">
          <table:table-cell table:style-name="ce2" office:value-type="date" office:date-value="2020-03-03" calcext:value-type="date">
            <text:p>03/03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7]+([.D7]/60)*1)/[.B7]*[.E7]+[.G7]/[.F7]*[.H7])*[.I7]" office:value-type="float" office:value="4.31111111111111" calcext:value-type="float">
            <text:p>4.3</text:p>
          </table:table-cell>
        </table:table-row>
        <table:table-row table:style-name="ro1">
          <table:table-cell table:style-name="ce2" office:value-type="date" office:date-value="2020-03-04" calcext:value-type="date">
            <text:p>03/0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5" calcext:value-type="date">
            <text:p>03/05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6" calcext:value-type="date">
            <text:p>03/0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7" calcext:value-type="date">
            <text:p>03/0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8" calcext:value-type="date">
            <text:p>03/0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9" calcext:value-type="date">
            <text:p>03/0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0" calcext:value-type="date">
            <text:p>03/1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1" calcext:value-type="date">
            <text:p>03/1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2" calcext:value-type="date">
            <text:p>03/1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3" calcext:value-type="date">
            <text:p>03/1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4" calcext:value-type="date">
            <text:p>03/1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5" calcext:value-type="date">
            <text:p>03/15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6" calcext:value-type="date">
            <text:p>03/1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7" calcext:value-type="date">
            <text:p>03/1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8" calcext:value-type="date">
            <text:p>03/1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9" calcext:value-type="date">
            <text:p>03/1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0" calcext:value-type="date">
            <text:p>03/2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1" calcext:value-type="date">
            <text:p>03/2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2" calcext:value-type="date">
            <text:p>03/2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3" calcext:value-type="date">
            <text:p>03/2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4" calcext:value-type="date">
            <text:p>03/2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5" calcext:value-type="date">
            <text:p>03/25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6" calcext:value-type="date">
            <text:p>03/2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7" calcext:value-type="date">
            <text:p>03/2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8" calcext:value-type="date">
            <text:p>03/2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9" calcext:value-type="date">
            <text:p>03/2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31" calcext:value-type="date">
            <text:p>03/3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1" calcext:value-type="date">
            <text:p>04/0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2" calcext:value-type="date">
            <text:p>04/0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3" calcext:value-type="date">
            <text:p>04/0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5" calcext:value-type="date">
            <text:p>04/05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6" calcext:value-type="date">
            <text:p>04/0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7" calcext:value-type="date">
            <text:p>04/0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8" calcext:value-type="date">
            <text:p>04/0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9" calcext:value-type="date">
            <text:p>04/0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0" calcext:value-type="date">
            <text:p>04/1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1" calcext:value-type="date">
            <text:p>04/1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2" calcext:value-type="date">
            <text:p>04/1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3" calcext:value-type="date">
            <text:p>04/1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4" calcext:value-type="date">
            <text:p>04/1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5" calcext:value-type="date">
            <text:p>04/15/20</text:p>
          </table:table-cell>
          <table:table-cell table:style-name="ce2"/>
          <table:table-cell table:number-columns-repeated="8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udy Score Guide" table:style-name="ta1">
        <table:table-column table:style-name="co3" table:default-cell-style-name="ce15"/>
        <table:table-column table:style-name="co3" table:number-columns-repeated="4" table:default-cell-style-name="ce25"/>
        <table:table-row table:style-name="ro1">
          <table:table-cell table:style-name="ce22" office:value-type="string" calcext:value-type="string" table:number-columns-spanned="5" table:number-rows-spanned="1">
            <text:p>Study Score Guide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Scores</text:p>
          </table:table-cell>
          <table:table-cell table:style-name="ce2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4"/>
        </table:table-row>
        <table:table-row table:style-name="ro1">
          <table:table-cell office:value-type="string" calcext:value-type="string">
            <text:p>0-1</text:p>
          </table:table-cell>
          <table:table-cell office:value-type="string" calcext:value-type="string" table:number-columns-spanned="4" table:number-rows-spanned="1">
            <text:p>Very Bad – Low Efficiency (Most Time Wasted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 table:number-columns-spanned="4" table:number-rows-spanned="1">
            <text:p>Bad – Medium-Low Efficiency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 table:number-columns-spanned="4" table:number-rows-spanned="1">
            <text:p>Not So Bad – Medium Efficiency (Half of Time Wasted)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 table:number-columns-spanned="4" table:number-rows-spanned="1">
            <text:p>Normal – Medium-High Efficiency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 table:number-columns-spanned="4" table:number-rows-spanned="1">
            <text:p>Great – High Efficiency: Most Time Used</text:p>
          </table:table-cell>
          <table:covered-table-cell table:number-columns-repeated="3"/>
        </table:table-row>
      </table:table>
      <table:table table:name="Finished Level Guide" table:style-name="ta1"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Study Finished Level Guide</text:p>
          </table:table-cell>
          <table:covered-table-cell table:number-columns-repeated="4" table:style-name="ce23"/>
        </table:table-row>
        <table:table-row table:style-name="ro1">
          <table:table-cell table:style-name="ce15" office:value-type="string" calcext:value-type="string">
            <text:p>Points</text:p>
          </table:table-cell>
          <table:table-cell table:style-name="ce2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6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5" office:value-type="string" calcext:value-type="string" table:number-columns-spanned="4" table:number-rows-spanned="1">
            <text:p>Finished <text:s/>0 ~20 <text:s text:c="4"/>percent of total work</text:p>
          </table:table-cell>
          <table:covered-table-cell table:number-columns-repeated="3" table:style-name="ce2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5" office:value-type="string" calcext:value-type="string" table:number-columns-spanned="4" table:number-rows-spanned="1">
            <text:p>Finished <text:s/>20 ~40 <text:s text:c="2"/>percent of total work</text:p>
          </table:table-cell>
          <table:covered-table-cell table:number-columns-repeated="3" table:style-name="ce2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5" office:value-type="string" calcext:value-type="string" table:number-columns-spanned="4" table:number-rows-spanned="1">
            <text:p>Finished <text:s/>40 ~60 <text:s text:c="2"/>percent of total work</text:p>
          </table:table-cell>
          <table:covered-table-cell table:number-columns-repeated="3" table:style-name="ce2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5" office:value-type="string" calcext:value-type="string" table:number-columns-spanned="4" table:number-rows-spanned="1">
            <text:p>Finished <text:s/>60 ~80 <text:s text:c="2"/>percent of total work</text:p>
          </table:table-cell>
          <table:covered-table-cell table:number-columns-repeated="3" table:style-name="ce2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5" office:value-type="string" calcext:value-type="string" table:number-columns-spanned="4" table:number-rows-spanned="1">
            <text:p>Finished <text:s/>80 ~100 percent of total work</text:p>
          </table:table-cell>
          <table:covered-table-cell table:number-columns-repeated="3" table:style-name="ce25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art" table:style-name="ta1">
        <table:table-column table:style-name="co3" table:default-cell-style-name="Default"/>
        <table:table-row table:style-name="ro1">
          <table:table-cell/>
        </table:table-row>
      </table:table>
      <table:table table:name="DataTool" table:style-name="ta1">
        <table:table-column table:style-name="co2" table:default-cell-style-name="ce28"/>
        <table:table-column table:style-name="co2" table:default-cell-style-name="ce30"/>
        <table:table-row table:style-name="ro1"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Gathering Tool</text:p>
          </table:table-cell>
        </table:table-row>
        <table:table-row table:style-name="ro1">
          <table:table-cell table:style-name="ce27" office:value-type="string" calcext:value-type="string">
            <text:p>Sleep Hours</text:p>
          </table:table-cell>
          <table:table-cell table:style-name="ce29" office:value-type="string" calcext:value-type="string">
            <text:p>Phone Timer</text:p>
          </table:table-cell>
        </table:table-row>
        <table:table-row table:style-name="ro1">
          <table:table-cell table:style-name="ce27" office:value-type="string" calcext:value-type="string">
            <text:p>Exercise Hours</text:p>
          </table:table-cell>
          <table:table-cell table:style-name="ce29" office:value-type="string" calcext:value-type="string">
            <text:p>Phone Timer</text:p>
          </table:table-cell>
        </table:table-row>
        <table:table-row table:style-name="ro1">
          <table:table-cell table:style-name="ce27" office:value-type="string" calcext:value-type="string">
            <text:p>Study Hours</text:p>
          </table:table-cell>
          <table:table-cell table:style-name="ce29" office:value-type="string" calcext:value-type="string">
            <text:p>Phone Timer</text:p>
          </table:table-cell>
        </table:table-row>
        <table:table-row table:style-name="ro1">
          <table:table-cell table:style-name="ce27" office:value-type="string" calcext:value-type="string">
            <text:p>Finished Level</text:p>
          </table:table-cell>
          <table:table-cell table:style-name="ce29" office:value-type="string" calcext:value-type="string">
            <text:p>Calculator</text:p>
          </table:table-cell>
        </table:table-row>
        <table:table-row table:style-name="ro1">
          <table:table-cell table:style-name="ce27" office:value-type="string" calcext:value-type="string">
            <text:p>Weather Condition</text:p>
          </table:table-cell>
          <table:table-cell table:style-name="ce29" office:value-type="string" calcext:value-type="string">
            <text:p>Openweathermap API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0:33:26.939932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6" meta:cell-count="2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3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14.2cm" xlink:href=".." xlink:type="simple" chart:class="chart:scatter" chart:style-name="ch1">
        <chart:title svg:x="9.918cm" svg:y="0.42cm" chart:style-name="ch2">
          <text:p>Study Scores and Exercise</text:p>
        </chart:title>
        <chart:legend chart:legend-position="bottom" svg:x="9.939cm" svg:y="13.601cm" style:legend-expansion="wide" chart:style-name="ch3"/>
        <chart:plot-area chart:style-name="ch4" table:cell-range-address="Data.A1:Data.A50 Data.G1:Data.H50" chart:data-source-has-labels="both" svg:x="0.508cm" svg:y="1.483cm" svg:width="24.385cm" svg:height="11.65cm">
          <chartooo:coordinate-region svg:x="1.235cm" svg:y="1.682cm" svg:width="22.995cm" svg:height="10.804cm"/>
          <chart:axis chart:dimension="x" chart:name="primary-x" chart:style-name="ch5" chartooo:axis-type="auto">
            <chart:categories table:cell-range-address="Data.A2:Data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G2:Data.G50" chart:label-cell-address="Data.G1:Data.G1" chart:class="chart:scatter">
            <chart:domain table:cell-range-address="Data.A2:Data.A50"/>
            <chart:data-point chart:repeated="49"/>
          </chart:series>
          <chart:series chart:style-name="ch9" chart:values-cell-range-address="Data.H2:Data.H50" chart:label-cell-address="Data.H1:Data.H1" chart:class="chart:scatte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rcise</text:p>
                <draw:g>
                  <svg:desc>Data.G1:Data.G1</svg:desc>
                </draw:g>
              </table:table-cell>
              <table:table-cell office:value-type="string">
                <text:p>Study Score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G2:Data.G50</svg:desc>
                </draw:g>
              </table:table-cell>
              <table:table-cell office:value-type="float" office:value="NaN">
                <text:p>NaN</text:p>
                <draw:g>
                  <svg:desc>Data.H2:Data.H50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5">
                <text:p>1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3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3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4.2cm" xlink:href=".." xlink:type="simple" chart:class="chart:bar" chart:style-name="ch1">
        <chart:title svg:x="9.23cm" svg:y="0.42cm" chart:style-name="ch2">
          <text:p>Study Scores, Sleep and Exercise</text:p>
        </chart:title>
        <chart:legend chart:legend-position="bottom" svg:x="8.935cm" svg:y="13.601cm" style:legend-expansion="wide" chart:style-name="ch3"/>
        <chart:plot-area chart:style-name="ch4" table:cell-range-address="Data.A1:Data.A50 Data.D1:Data.D50 Data.G1:Data.H50" chart:data-source-has-labels="both" svg:x="0.508cm" svg:y="1.482cm" svg:width="23.703cm" svg:height="11.649cm">
          <chartooo:coordinate-region svg:x="1.235cm" svg:y="1.681cm" svg:width="22.976cm" svg:height="10.803cm"/>
          <chart:axis chart:dimension="x" chart:name="primary-x" chart:style-name="ch5" chartooo:axis-type="auto">
            <chartooo:date-scale/>
            <chart:categories table:cell-range-address="Data.A2:Data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D2:Data.D50" chart:label-cell-address="Data.D1:Data.D1" chart:class="chart:bar">
            <chart:data-point chart:repeated="49"/>
          </chart:series>
          <chart:series chart:style-name="ch9" chart:values-cell-range-address="Data.G2:Data.G50" chart:label-cell-address="Data.G1:Data.G1" chart:class="chart:bar">
            <chart:data-point chart:repeated="49"/>
          </chart:series>
          <chart:series chart:style-name="ch10" chart:values-cell-range-address="Data.H2:Data.H50" chart:label-cell-address="Data.H1:Data.H1" chart:class="chart:line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eep</text:p>
                <draw:g>
                  <svg:desc>Data.D1:Data.D1</svg:desc>
                </draw:g>
              </table:table-cell>
              <table:table-cell office:value-type="string">
                <text:p>Exercise</text:p>
                <draw:g>
                  <svg:desc>Data.G1:Data.G1</svg:desc>
                </draw:g>
              </table:table-cell>
              <table:table-cell office:value-type="string">
                <text:p>Study Score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D2:Data.D50</svg:desc>
                </draw:g>
              </table:table-cell>
              <table:table-cell office:value-type="float" office:value="NaN">
                <text:p>NaN</text:p>
                <draw:g>
                  <svg:desc>Data.G2:Data.G50</svg:desc>
                </draw:g>
              </table:table-cell>
              <table:table-cell office:value-type="float" office:value="NaN">
                <text:p>NaN</text:p>
                <draw:g>
                  <svg:desc>Data.H2:Data.H50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.5">
                <text:p>1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">
                <text:p>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.5">
                <text:p>6.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3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14.2cm" xlink:href=".." xlink:type="simple" chart:class="chart:scatter" chart:style-name="ch1">
        <chart:title svg:x="10.235cm" svg:y="0.42cm" chart:style-name="ch2">
          <text:p>Study Scores and Sleep</text:p>
        </chart:title>
        <chart:legend chart:legend-position="bottom" svg:x="10.177cm" svg:y="13.601cm" style:legend-expansion="wide" chart:style-name="ch3"/>
        <chart:plot-area chart:style-name="ch4" table:cell-range-address="Data.A1:Data.A50 Data.D1:Data.D50 Data.H1:Data.H50" chart:data-source-has-labels="both" svg:x="0.508cm" svg:y="1.483cm" svg:width="24.385cm" svg:height="11.65cm">
          <chartooo:coordinate-region svg:x="1.235cm" svg:y="1.682cm" svg:width="22.995cm" svg:height="10.804cm"/>
          <chart:axis chart:dimension="x" chart:name="primary-x" chart:style-name="ch5" chartooo:axis-type="auto">
            <chart:categories table:cell-range-address="Data.A2:Data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D2:Data.D50" chart:label-cell-address="Data.D1:Data.D1" chart:class="chart:scatter">
            <chart:domain table:cell-range-address="Data.A2:Data.A50"/>
            <chart:data-point chart:repeated="49"/>
          </chart:series>
          <chart:series chart:style-name="ch9" chart:values-cell-range-address="Data.H2:Data.H50" chart:label-cell-address="Data.H1:Data.H1" chart:class="chart:scatte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eep</text:p>
                <draw:g>
                  <svg:desc>Data.D1:Data.D1</svg:desc>
                </draw:g>
              </table:table-cell>
              <table:table-cell office:value-type="string">
                <text:p>Study Score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D2:Data.D50</svg:desc>
                </draw:g>
              </table:table-cell>
              <table:table-cell office:value-type="float" office:value="NaN">
                <text:p>NaN</text:p>
                <draw:g>
                  <svg:desc>Data.H2:Data.H50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7">
                <text:p>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">
                <text:p>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.5">
                <text:p>6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